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unning contributions inside Eclipse</text:h>
      <text:p text:style-name="Standard"/>
      <text:p text:style-name="Standard">To import sample contributions into Eclipse you first need to import the Tuscany runtime. You then need to import the sample contribution into Eclipse as a project. Instructions for doing both of these things can be found here </text:p>
      <text:p text:style-name="Standard"/>
      <text:p text:style-name="Standard"><text:a xlink:type="simple" xlink:href="http://tuscany.apache.org/import-existing-tuscany-sca-projects-into-eclipse.html">http://tuscany.apache.org/import-existing-tuscany-sca-projects-into-eclipse.html</text:a></text:p>
      <text:p text:style-name="Standard"/>
      <text:p text:style-name="Standard">Note. these instructions refer to our 1.x code base but it holds true for our 2.x code base. </text:p>
      <text:p text:style-name="Standard"/>
      <text:p text:style-name="Standard">Once you have a contribution imported into Eclipse and cleanly compiling against the Tuscany runtime jars you probably want to be able to run and <text:s/>debug it. The easiest way to do this is with a simple Java launcher. If you import the running-tuscany/embedded-jse project into Eclipse you'll see a simple launcher program which you can copy and adjust to launch the contribution(s) of your choi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2$Win32 OpenOffice.org_project/320m12$Build-9483</meta:generator>
    <dc:date>2011-04-14T11:46:35.96</dc:date>
    <meta:editing-duration>PT00H44M04S</meta:editing-duration>
    <meta:editing-cycles>12</meta:editing-cycles>
    <meta:document-statistic meta:table-count="0" meta:image-count="0" meta:object-count="0" meta:page-count="1" meta:paragraph-count="5" meta:word-count="127" meta:character-count="833"/>
  </office:meta>
</office:document-meta>
</file>